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46.5pt" style:use-optimal-column-width="fals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354330708662pt" style:use-optimal-column-width="true"/>
    </style:style>
    <style:style style:name="ACOL-11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 table:number-columns-repeated="2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5</text:p>
          </table:table-cell>
          <table:table-cell table:style-name="ACE-0" office:value-type="float" office:value="69.510000000000005">
            <text:p>69.51</text:p>
          </table:table-cell>
          <table:table-cell table:style-name="ACE-0" office:value-type="float" office:value="31.149999999999999">
            <text:p>31.15</text:p>
          </table:table-cell>
          <table:table-cell table:style-name="ACE-0" office:value-type="float" office:value="9500">
            <text:p>9500</text:p>
          </table:table-cell>
          <table:table-cell table:style-name="ACE-0" office:value-type="float" office:value="187.24000000000001">
            <text:p>187.24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.5">
            <text:p>52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28</text:p>
          </table:table-cell>
          <table:table-cell table:style-name="ACE-0" office:value-type="float" office:value="69.519999999999996">
            <text:p>69.52</text:p>
          </table:table-cell>
          <table:table-cell table:style-name="ACE-0" office:value-type="float" office:value="31.18">
            <text:p>31.18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139.49000000000001">
            <text:p>139.4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3</text:p>
          </table:table-cell>
          <table:table-cell table:style-name="ACE-0" office:value-type="float" office:value="69.530000000000001">
            <text:p>69.53</text:p>
          </table:table-cell>
          <table:table-cell table:style-name="ACE-0" office:value-type="float" office:value="31.16">
            <text:p>31.16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wood,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1749999999999998">
            <text:p>4.175</text:p>
          </table:table-cell>
          <table:table-cell table:style-name="ACE-0" office:value-type="float" office:value="3.0993951022739905">
            <text:p>3.0994</text:p>
          </table:table-cell>
          <table:table-cell table:style-name="ACE-0" office:value-type="float" office:value="3.0993951022739905">
            <text:p>3.099395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2</text:p>
          </table:table-cell>
          <table:table-cell table:style-name="ACE-0" office:value-type="float" office:value="69.530000000000001">
            <text:p>69.53</text:p>
          </table:table-cell>
          <table:table-cell table:style-name="ACE-0" office:value-type="float" office:value="31.170000000000002">
            <text:p>31.1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wood,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1749999999999998">
            <text:p>4.175</text:p>
          </table:table-cell>
          <table:table-cell table:style-name="ACE-0" office:value-type="float" office:value="3.0993951022739905">
            <text:p>3.0994</text:p>
          </table:table-cell>
          <table:table-cell table:style-name="ACE-0" office:value-type="float" office:value="3.0993951022739905">
            <text:p>3.099395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29</text:p>
          </table:table-cell>
          <table:table-cell table:style-name="ACE-0" office:value-type="float" office:value="69.540000000000006">
            <text:p>69.54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9090">
            <text:p>9090</text:p>
          </table:table-cell>
          <table:table-cell table:style-name="ACE-0" office:value-type="float" office:value="170.46000000000001">
            <text:p>170.4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.800000000000001">
            <text:p>21.8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1</text:p>
          </table:table-cell>
          <table:table-cell table:style-name="ACE-0" office:value-type="float" office:value="69.540000000000006">
            <text:p>69.54</text:p>
          </table:table-cell>
          <table:table-cell table:style-name="ACE-0" office:value-type="float" office:value="31.190000000000001">
            <text:p>31.19</text:p>
          </table:table-cell>
          <table:table-cell table:style-name="ACE-0" office:value-type="float" office:value="10030">
            <text:p>10030</text:p>
          </table:table-cell>
          <table:table-cell table:style-name="ACE-0" office:value-type="float" office:value="162.34999999999999">
            <text:p>162.35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.899999999999999">
            <text:p>24.9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162</text:p>
          </table:table-cell>
          <table:table-cell table:style-name="ACE-0" office:value-type="float" office:value="69.670000000000002">
            <text:p>69.67</text:p>
          </table:table-cell>
          <table:table-cell table:style-name="ACE-0" office:value-type="float" office:value="30.120000000000001">
            <text:p>30.12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114.27">
            <text:p>114.27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LU-336</text:p>
          </table:table-cell>
          <table:table-cell table:style-name="ACE-0" office:value-type="float" office:value="69.769999999999996">
            <text:p>69.77</text:p>
          </table:table-cell>
          <table:table-cell table:style-name="ACE-0" office:value-type="float" office:value="32.619999999999997">
            <text:p>32.6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125.93000000000001">
            <text:p>125.93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97211110476117901">
            <text:p>0.97211</text:p>
          </table:table-cell>
          <table:table-cell table:style-name="ACE-0" office:value-type="float" office:value="0.97211110476117901">
            <text:p>0.9721111</text:p>
          </table:table-cell>
          <table:table-cell table:style-name="Gnumeric-default" office:value-type="string">
            <text:p>ArslanovEtal1974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6A</text:p>
          </table:table-cell>
          <table:table-cell table:style-name="ACE-0" office:value-type="float" office:value="69.480000000000004">
            <text:p>69.48</text:p>
          </table:table-cell>
          <table:table-cell table:style-name="ACE-0" office:value-type="float" office:value="30.16">
            <text:p>30.16</text:p>
          </table:table-cell>
          <table:table-cell table:style-name="ACE-0" office:value-type="float" office:value="6855">
            <text:p>6855</text:p>
          </table:table-cell>
          <table:table-cell table:style-name="ACE-0" office:value-type="float" office:value="111.8">
            <text:p>111.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5">
            <text:p>29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3A</text:p>
          </table:table-cell>
          <table:table-cell table:style-name="ACE-0" office:value-type="float" office:value="69.5">
            <text:p>69.5</text:p>
          </table:table-cell>
          <table:table-cell table:style-name="ACE-0" office:value-type="float" office:value="30.190000000000001">
            <text:p>30.19</text:p>
          </table:table-cell>
          <table:table-cell table:style-name="ACE-0" office:value-type="float" office:value="7275">
            <text:p>7275</text:p>
          </table:table-cell>
          <table:table-cell table:style-name="ACE-0" office:value-type="float" office:value="180.28">
            <text:p>180.2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5">
            <text:p>28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5A</text:p>
          </table:table-cell>
          <table:table-cell table:style-name="ACE-0" office:value-type="float" office:value="69.590000000000003">
            <text:p>69.59</text:p>
          </table:table-cell>
          <table:table-cell table:style-name="ACE-0" office:value-type="float" office:value="30.219999999999999">
            <text:p>30.22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160.08000000000001">
            <text:p>160.0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5">
            <text:p>22.5</text:p>
          </table:table-cell>
          <table:table-cell table:style-name="ACE-0" office:value-type="float" office:value="2.890069203323685">
            <text:p>2.89007</text:p>
          </table:table-cell>
          <table:table-cell table:style-name="ACE-0" office:value-type="float" office:value="2.890069203323685">
            <text:p>2.8900692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7A</text:p>
          </table:table-cell>
          <table:table-cell table:style-name="ACE-0" office:value-type="float" office:value="69.620000000000005">
            <text:p>69.62</text:p>
          </table:table-cell>
          <table:table-cell table:style-name="ACE-0" office:value-type="float" office:value="30.23">
            <text:p>30.23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41.41999999999999">
            <text:p>141.4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5">
            <text:p>13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7630</text:p>
          </table:table-cell>
          <table:table-cell table:style-name="ACE-0" office:value-type="float" office:value="69.650000000000006">
            <text:p>69.65</text:p>
          </table:table-cell>
          <table:table-cell table:style-name="ACE-0" office:value-type="float" office:value="30.170000000000002">
            <text:p>30.17</text:p>
          </table:table-cell>
          <table:table-cell table:style-name="ACE-0" office:value-type="float" office:value="8855">
            <text:p>8855</text:p>
          </table:table-cell>
          <table:table-cell table:style-name="ACE-0" office:value-type="float" office:value="509.89999999999998">
            <text:p>509.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890069203323685">
            <text:p>2.89007</text:p>
          </table:table-cell>
          <table:table-cell table:style-name="ACE-0" office:value-type="float" office:value="2.890069203323685">
            <text:p>2.8900692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9A</text:p>
          </table:table-cell>
          <table:table-cell table:style-name="ACE-0" office:value-type="float" office:value="69.650000000000006">
            <text:p>69.65</text:p>
          </table:table-cell>
          <table:table-cell table:style-name="ACE-0" office:value-type="float" office:value="30.170000000000002">
            <text:p>30.17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52.40000000000001">
            <text:p>152.4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-11104A</text:p>
          </table:table-cell>
          <table:table-cell table:style-name="ACE-0" office:value-type="float" office:value="69.659999999999997">
            <text:p>69.66</text:p>
          </table:table-cell>
          <table:table-cell table:style-name="ACE-0" office:value-type="float" office:value="30.18">
            <text:p>30.18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.41999999999999">
            <text:p>141.42</text:p>
          </table:table-cell>
          <table:table-cell table:style-name="ACE-0" office:value-type="string">
            <text:p>muddy 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5">
            <text:p>15.5</text:p>
          </table:table-cell>
          <table:table-cell table:style-name="ACE-0" office:value-type="float" office:value="1.7613914953808538">
            <text:p>1.76139</text:p>
          </table:table-cell>
          <table:table-cell table:style-name="ACE-0" office:value-type="float" office:value="1.7613914953808538">
            <text:p>1.7613915</text:p>
          </table:table-cell>
          <table:table-cell table:style-name="Gnumeric-default" office:value-type="string">
            <text:p>CornerEtal199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1-2</text:p>
          </table:table-cell>
          <table:table-cell table:style-name="ACE-0" office:value-type="float" office:value="69.640000000000001">
            <text:p>69.64</text:p>
          </table:table-cell>
          <table:table-cell table:style-name="ACE-0" office:value-type="float" office:value="32.439999999999998">
            <text:p>32.44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3.9099232729044697">
            <text:p>3.90992</text:p>
          </table:table-cell>
          <table:table-cell table:style-name="ACE-0" office:value-type="float" office:value="3.9099232729044697">
            <text:p>3.9099233</text:p>
          </table:table-cell>
          <table:table-cell table:style-name="Gnumeric-default" office:value-type="string">
            <text:p>Koshechkin197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style-name="ACE-0" office:value-type="string">
            <text:p>Pechengsk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Murman_Coast_1-1</text:p>
          </table:table-cell>
          <table:table-cell table:style-name="ACE-0" office:value-type="float" office:value="69.730000000000004">
            <text:p>69.73</text:p>
          </table:table-cell>
          <table:table-cell table:style-name="ACE-0" office:value-type="float" office:value="32.109999999999999">
            <text:p>32.11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476.19">
            <text:p>476.19</text:p>
          </table:table-cell>
          <table:table-cell table:style-name="ACE-0" office:value-type="string">
            <text:p>shells (Hyatella Arctica)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Gnumeric-default" office:value-type="string">
            <text:p>Koshechkin1979</text:p>
          </table:table-cell>
          <table:table-cell table:number-columns-repeated="235" table:style-name="ACE-0"/>
          <table:table-cell table:number-columns-repeated="5" table:style-name="Gnumeric-default"/>
        </table:table-row>
        <table:table-row table:style-name="AROW-0">
          <table:table-cell table:number-columns-repeated="9" table:style-name="ACE-0"/>
          <table:table-cell table:number-columns-repeated="2" table:style-name="Gnumeric-default"/>
          <table:table-cell table:number-columns-repeated="245" table:style-name="ACE-0"/>
        </table:table-row>
        <table:table-row table:style-name="AROW-0" table:number-rows-repeated="20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" gnm:cursor-row="4">
          <gnm:selection gnm:start-col="1" gnm:start-row="4" gnm:end-col="1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5T06:00:0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